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ense_20_espaiat">
      <style:paragraph-properties fo:margin-top="0.071cm" fo:margin-bottom="0.988cm" loext:contextual-spacing="false" fo:line-height="90%" fo:text-align="justify" style:justify-single-word="false"/>
      <style:text-properties fo:text-transform="uppercase" fo:color="#4472c4" style:font-name="Calibri1" fo:language="ca" fo:country="ES"/>
    </style:style>
    <style:style style:name="P2" style:family="paragraph" style:parent-style-name="Contents_20_1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  <style:text-properties fo:text-transform="uppercase" fo:color="#4472c4" style:font-name="Calibri1" fo:language="ca" fo:country="ES"/>
    </style:style>
    <style:style style:name="P4" style:family="paragraph" style:parent-style-name="Standard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  <style:text-properties fo:text-transform="uppercase" fo:color="#4472c4" style:font-name="Calibri1" fo:font-size="16pt" fo:language="ca" fo:country="ES" fo:font-weight="bold" style:font-size-asian="16pt" style:font-weight-asian="bold" style:font-size-complex="16pt"/>
    </style:style>
    <style:style style:name="P5" style:family="paragraph" style:parent-style-name="No_20_Spacing">
      <style:paragraph-properties fo:margin-top="0.071cm" fo:margin-bottom="0.988cm" loext:contextual-spacing="false" fo:line-height="90%"/>
      <style:text-properties style:font-name="Calibri"/>
    </style:style>
    <style:style style:name="P6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font-name="Calibri1" fo:font-size="16pt" fo:language="ca" fo:country="ES" fo:font-weight="bold" style:font-size-asian="16pt" style:font-weight-asian="bold" style:font-size-complex="16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089130"/>
    </style:style>
    <style:style style:name="P10" style:family="paragraph" style:parent-style-name="Standard">
      <style:paragraph-properties fo:text-align="justify" style:justify-single-word="false"/>
      <style:text-properties fo:font-size="11pt" fo:language="ca" fo:country="ES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1" fo:font-size="11pt" fo:language="ca" fo:country="ES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alibri1" fo:font-size="11pt" fo:language="ca" fo:country="ES" style:font-size-asian="11pt" style:font-name-complex="Calibri1" style:font-size-complex="11pt"/>
    </style:style>
    <style:style style:name="P14" style:family="paragraph" style:parent-style-name="No_20_Spacing">
      <style:paragraph-properties fo:margin-top="0.071cm" fo:margin-bottom="0.071cm" loext:contextual-spacing="false"/>
      <style:text-properties fo:text-transform="uppercase" fo:color="#1f3864" style:font-name="Calibri" fo:font-size="14pt" fo:language="ca" fo:country="ES" officeooo:rsid="0010387f" officeooo:paragraph-rsid="0010387f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officeooo:paragraph-rsid="000edd0a"/>
    </style:style>
    <style:style style:name="P16" style:family="paragraph" style:parent-style-name="Títol_20_1">
      <style:text-properties style:font-name="Calibri1" fo:language="ca" fo:country="ES" fo:font-weight="bold" style:font-weight-asian="bold"/>
    </style:style>
    <style:style style:name="P17" style:family="paragraph" style:parent-style-name="Títol_20_1">
      <style:paragraph-properties fo:text-align="justify" style:justify-single-word="false"/>
      <style:text-properties style:font-name="Calibri1" fo:language="ca" fo:country="ES" fo:font-weight="bold" officeooo:rsid="000edd0a" officeooo:paragraph-rsid="000edd0a" style:font-weight-asian="bold"/>
    </style:style>
    <style:style style:name="P18" style:family="paragraph" style:parent-style-name="Títol_20_1">
      <style:paragraph-properties fo:text-align="justify" style:justify-single-word="false"/>
      <style:text-properties style:font-name="Calibri1" fo:font-size="11pt" fo:language="ca" fo:country="ES" style:font-size-asian="11pt" style:font-size-complex="11pt"/>
    </style:style>
    <style:style style:name="P19" style:family="paragraph" style:parent-style-name="Títol_20_1">
      <style:paragraph-properties fo:text-align="justify" style:justify-single-word="false" fo:break-before="page"/>
      <style:text-properties style:font-name="Calibri1" fo:language="ca" fo:country="ES" fo:font-weight="bold" officeooo:paragraph-rsid="00089130" style:font-weight-asian="bold"/>
    </style:style>
    <style:style style:name="P20" style:family="paragraph" style:parent-style-name="Sense_20_espaiat" style:master-page-name="MP0">
      <style:paragraph-properties fo:margin-top="0.071cm" fo:margin-bottom="0.988cm" loext:contextual-spacing="false" fo:line-height="90%" fo:text-align="justify" style:justify-single-word="false" style:page-number="auto" fo:break-before="page"/>
      <style:text-properties fo:text-transform="uppercase" fo:color="#4472c4" style:font-name="Calibri1" fo:language="ca" fo:country="ES"/>
    </style:style>
    <style:style style:name="P21" style:family="paragraph" style:parent-style-name="Text_20_body">
      <style:paragraph-properties fo:text-align="justify" style:justify-single-word="false"/>
      <style:text-properties style:font-name="Calibri1" fo:font-size="11pt" fo:language="ca" fo:country="ES" officeooo:paragraph-rsid="00089130" style:font-size-asian="11pt" style:font-size-complex="11pt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Calibri1" fo:font-size="11pt" fo:language="ca" fo:country="ES" style:font-size-asian="11pt" style:font-size-complex="11pt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paragraph-rsid="000ec2bd"/>
    </style:style>
    <style:style style:name="P25" style:family="paragraph" style:parent-style-name="No_20_Spacing">
      <style:paragraph-properties fo:margin-top="0.141cm" fo:margin-bottom="0.071cm" loext:contextual-spacing="false"/>
      <style:text-properties fo:text-transform="uppercase" fo:color="#4472c4" style:font-name="Calibri" fo:font-size="12pt" fo:language="ca" fo:country="ES" style:font-size-asian="12pt" style:font-size-complex="12pt"/>
    </style:style>
    <style:style style:name="P2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Calibri1" fo:font-size="16pt" style:font-size-asian="16pt" style:font-name-complex="Calibri1"/>
    </style:style>
    <style:style style:name="T2" style:family="text">
      <style:text-properties style:font-name="Calibri1" fo:language="ca" fo:country="ES" fo:font-weight="bold" style:font-weight-asian="bold" style:font-weight-complex="bold"/>
    </style:style>
    <style:style style:name="T3" style:family="text">
      <style:text-properties style:font-name="Calibri1" fo:font-weight="bold" style:font-weight-asian="bold" style:font-weight-complex="bold"/>
    </style:style>
    <style:style style:name="T4" style:family="text">
      <style:text-properties style:font-name="Calibri1" fo:font-weight="bold" officeooo:rsid="000b41a5" style:font-weight-asian="bold" style:font-weight-complex="bold"/>
    </style:style>
    <style:style style:name="T5" style:family="text">
      <style:text-properties style:font-name="Calibri1" fo:font-weight="bold" officeooo:rsid="000edd0a" style:font-weight-asian="bold" style:font-weight-complex="bold"/>
    </style:style>
    <style:style style:name="T6" style:family="text">
      <style:text-properties style:font-name="Calibri1" fo:font-size="11pt" fo:language="ca" fo:country="ES" style:font-size-asian="11pt" style:font-size-complex="11pt"/>
    </style:style>
    <style:style style:name="T7" style:family="text">
      <style:text-properties style:font-name="Calibri1" fo:font-size="11pt" fo:language="ca" fo:country="ES" officeooo:rsid="00089130" style:font-size-asian="11pt" style:font-size-complex="11pt"/>
    </style:style>
    <style:style style:name="T8" style:family="text">
      <style:text-properties style:font-name="Calibri1" fo:font-size="11pt" fo:language="ca" fo:country="ES" officeooo:rsid="000ec2bd" style:font-size-asian="11pt" style:font-size-complex="11pt"/>
    </style:style>
    <style:style style:name="T9" style:family="text">
      <style:text-properties style:font-name="Calibri1" fo:font-size="11pt" fo:language="ca" fo:country="ES" officeooo:rsid="000edd0a" style:font-size-asian="11pt" style:font-size-complex="11pt"/>
    </style:style>
    <style:style style:name="T10" style:family="text">
      <style:text-properties style:font-name="Calibri1" fo:font-size="11pt" fo:language="ca" fo:country="ES" style:font-size-asian="11pt" style:language-asian="es" style:country-asian="ES" style:font-name-complex="Calibri1" style:font-size-complex="11pt" style:language-complex="ar" style:country-complex="SA"/>
    </style:style>
    <style:style style:name="T11" style:family="text">
      <style:text-properties style:font-name="Calibri1" fo:font-size="11pt" fo:language="ca" fo:country="ES" style:font-size-asian="11pt" style:font-name-complex="Calibri1" style:font-size-complex="11pt"/>
    </style:style>
    <style:style style:name="T12" style:family="text">
      <style:text-properties style:font-name="Calibri1" fo:font-size="11pt" fo:language="ca" fo:country="ES" officeooo:rsid="000edd0a" style:font-size-asian="11pt" style:font-name-complex="Calibri1" style:font-size-complex="11pt"/>
    </style:style>
    <style:style style:name="T13" style:family="text">
      <style:text-properties style:font-name="Calibri1" fo:font-size="11pt" fo:language="ca" fo:country="ES" fo:font-style="italic" style:font-size-asian="11pt" style:font-style-asian="italic" style:font-size-complex="11pt"/>
    </style:style>
    <style:style style:name="T14" style:family="text">
      <style:text-properties style:font-name="Calibri1" fo:font-size="11pt" fo:language="ca" fo:country="ES" fo:font-style="italic" style:font-size-asian="11pt" style:font-style-asian="italic" style:font-size-complex="11pt" style:font-style-complex="italic"/>
    </style:style>
    <style:style style:name="T15" style:family="text">
      <style:text-properties style:font-name="Calibri1" fo:font-size="11pt" fo:language="ca" fo:country="ES" fo:font-style="italic" officeooo:rsid="00089130" style:font-size-asian="11pt" style:font-style-asian="italic" style:font-size-complex="11pt" style:font-style-complex="italic"/>
    </style:style>
    <style:style style:name="T16" style:family="text">
      <style:text-properties style:font-name="Calibri1" fo:font-size="11pt" fo:language="ca" fo:country="E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style:font-name="Calibri1" fo:font-size="11pt" fo:language="ca" fo:country="ES" fo:font-style="italic" fo:font-weight="bold" officeooo:rsid="00089130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style:font-name="Calibri1" fo:font-size="11pt" fo:language="ca" fo:country="ES" fo:font-weight="bold" style:font-size-asian="11pt" style:font-weight-asian="bold" style:font-size-complex="11pt" style:font-weight-complex="bold"/>
    </style:style>
    <style:style style:name="T19" style:family="text">
      <style:text-properties fo:color="#5b9bd5" fo:font-size="36pt" fo:language="ca" fo:country="ES" style:font-size-asian="36pt" style:font-size-complex="36pt"/>
    </style:style>
    <style:style style:name="T20" style:family="text">
      <style:text-properties fo:color="#5b9bd5" fo:font-size="36pt" fo:language="ca" fo:country="ES" officeooo:rsid="00089130" style:font-size-asian="36pt" style:font-size-complex="36pt"/>
    </style:style>
    <style:style style:name="T21" style:family="text">
      <style:text-properties fo:color="#5b9bd5" fo:font-size="36pt" fo:language="ca" fo:country="ES" officeooo:rsid="000cdd2b" style:font-size-asian="36pt" style:font-size-complex="36pt"/>
    </style:style>
    <style:style style:name="T22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.15cm" fo:border="none" draw:textarea-vertical-align="top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.508cm" fo:margin-right="0.536cm" fo:margin-top="0cm" fo:margin-bottom="0.01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Quadre de text 131" draw:style-name="gr1" draw:text-style-name="P26" svg:width="11.849cm" svg:height="4.153cm" svg:x="2.351cm" svg:y="-0.751cm"><text:p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><draw:frame draw:style-name="fr1" draw:name="Frame1" text:anchor-type="paragraph" svg:x="4.154cm" svg:y="16.037cm" svg:width="11.85cm" draw:z-index="1"><draw:text-box fo:min-height="0.041cm"><text:p text:style-name="P5"><text:span text:style-name="T19">Pràctica </text:span><text:span text:style-name="T21">4</text:span></text:p><text:p text:style-name="P14">Sistemes operatius II</text:p><text:p text:style-name="P25">David de la paz / oriol rabasseda</text:p></draw:text-box></draw:frame></text:p>
      <text:p text:style-name="P1"/>
      <text:p text:style-name="P1"/>
      <text:p text:style-name="Títol_20_de_20_l_27_IDC"><text:soft-page-break/><text:span text:style-name="Tipus_20_de_20_lletra_20_per_20_defecte_20_del_20_paràgraf"><text:span text:style-name="T1">ÍNDEX</text:span></text:span></text:p>
      <text:p text:style-name="P6"><text:span text:style-name="Tipus_20_de_20_lletra_20_per_20_defecte_20_del_20_paràgraf"><text:span text:style-name="T2">Observacions del codi</text:span></text:span><text:span text:style-name="Tipus_20_de_20_lletra_20_per_20_defecte_20_del_20_paràgraf"><text:span text:style-name="T3"><text:tab/>?<text:line-break/>Funcionament del programa<text:tab/>?<text:line-break/></text:span></text:span><text:span text:style-name="Tipus_20_de_20_lletra_20_per_20_defecte_20_del_20_paràgraf"><text:span text:style-name="T5">Proves realitzades</text:span></text:span><text:span text:style-name="Tipus_20_de_20_lletra_20_per_20_defecte_20_del_20_paràgraf"><text:span text:style-name="T3"><text:tab/>?</text:span></text:span></text:p>
      <text:p text:style-name="P2"><text:a xlink:type="simple" xlink:href="#_Toc525673843" office:target-frame-name="_top" xlink:show="replace" text:style-name="Internet_20_link" text:visited-style-name="Visited_20_Internet_20_Link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19" text:outline-level="1">Observacions del codi</text:h>
      <text:p text:style-name="P21">En aquest apartat explicarem detalls sobre la implementació del codi no mencionats a la resta d’apartats respecte a algunes decisions de disseny:</text:p>
      <text:list xml:id="list1856175759" text:style-name="L1">
        <text:list-item>
          <text:p text:style-name="P24"><text:span text:style-name="Tipus_20_de_20_lletra_20_per_20_defecte_20_del_20_paràgraf"><text:span text:style-name="T8">TODO</text:span>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6" text:outline-level="1">Funcionament del programa</text:h>
      <text:p text:style-name="P15"><text:span text:style-name="Tipus_20_de_20_lletra_20_per_20_defecte_20_del_20_paràgraf"><text:span text:style-name="T9">TODO</text:span></text:span></text:p>
      <text:p text:style-name="P12"/>
      <text:h text:style-name="P18" text:outline-level="1"/>
      <text:p text:style-name="P12"/>
      <text:h text:style-name="P17" text:outline-level="1">Proves realitzades</text:h>
      <text:p text:style-name="P15"><text:span text:style-name="Tipus_20_de_20_lletra_20_per_20_defecte_20_del_20_paràgraf"><text:span text:style-name="T12">TOD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ol_20_1" style:display-name="Títol 1" style:family="paragraph" style:parent-style-name="Standard" style:next-style-name="Standard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size-asian="16pt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lista" style:family="paragraph" style:parent-style-name="Text_20_body">
      <style:paragraph-properties fo:hyphenation-ladder-count="no-limit"/>
      <style:text-properties fo:hyphenate="false"/>
    </style:style>
    <style:style style:name="L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ense_20_espaiat" style:display-name="Sense espaiat" style:family="paragraph">
      <style:paragraph-properties fo:hyphenation-ladder-count="no-limit"/>
      <style:text-properties style:language-asian="es" style:country-asian="ES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hyphenation-ladder-count="no-limit"/>
      <style:text-properties fo:hyphenate="false"/>
    </style:style>
    <style:style style:name="Títol_20_de_20_l_27_IDC" style:display-name="Títol de l'IDC" style:family="paragraph" style:parent-style-name="Títol_20_1" style:next-style-name="Standard" style:default-outline-level="1" style:list-style-name="">
      <style:paragraph-properties fo:margin-top="0.847cm" fo:margin-bottom="0cm" loext:contextual-spacing="false" fo:line-height="115%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ig." style:family="paragraph" style:parent-style-name="Llegenda">
      <style:paragraph-properties fo:hyphenation-ladder-count="no-limit"/>
      <style:text-properties fo:hyphenate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Songti SC" style:font-family-asian="'Songti SC'" style:font-family-generic-asian="system" style:font-pitch-asian="variable" style:language-asian="es" style:country-asian="ES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creation-date>2018-10-12T18:21:00Z</meta:creation-date>
    <dc:date>2018-11-17T23:28:40.621956000</dc:date>
    <meta:editing-cycles>30</meta:editing-cycles>
    <meta:editing-duration>PT8H23M42S</meta:editing-duration>
    <meta:document-statistic meta:table-count="0" meta:image-count="0" meta:object-count="0" meta:page-count="3" meta:paragraph-count="12" meta:word-count="58" meta:character-count="363" meta:non-whitespace-character-count="318"/>
    <meta:template xlink:type="simple" xlink:actuate="onRequest" xlink:title="" xlink:href="../../Practica3/Practica3.odt/Normal.dotm"/>
  </office:meta>
</office:document-meta>
</file>